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line-break/>Ángel</text:p>
      <text:p text:style-name="Preformatted_20_Text">Alex</text:p>
      <text:p text:style-name="Preformatted_20_Text">Marin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document-statistic meta:table-count="0" meta:image-count="0" meta:object-count="0" meta:page-count="1" meta:paragraph-count="3" meta:word-count="3" meta:character-count="16" meta:non-whitespace-character-count="15"/>
    <meta:generator>LibreOffice/6.3.1.2$Windows_X86_64 LibreOffice_project/b79626edf0065ac373bd1df5c28bd630b4424273</meta:generator>
  </office:meta>
</office:document-meta>
</file>